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1000001050634076F269E0F78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2.429cm" style:rel-column-width="936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090f6b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08e391" officeooo:paragraph-rsid="0008e391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d711" officeooo:paragraph-rsid="000ad711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e391" officeooo:paragraph-rsid="0008e39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8e391" officeooo:paragraph-rsid="00090f6b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8e391" officeooo:paragraph-rsid="0008e391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96968" officeooo:paragraph-rsid="00096968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fo:color="#008000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text-properties fo:color="#008000" style:font-name="Arial" fo:font-size="9pt" fo:language="fr" fo:country="FR" style:text-underline-style="solid" style:text-underline-width="auto" style:text-underline-color="font-color" fo:font-weight="bold" style:font-size-asian="9pt" style:language-asian="fr" style:country-asian="FR" style:font-weight-asian="bold" style:font-name-complex="Arial" style:font-size-complex="9pt"/>
    </style:style>
    <style:style style:name="P18" style:family="paragraph" style:parent-style-name="Standard">
      <style:text-properties fo:color="#008000" style:font-name="Arial" fo:language="fr" fo:country="FR" style:text-underline-style="solid" style:text-underline-width="auto" style:text-underline-color="font-color" fo:font-weight="bold" style:language-asian="fr" style:country-asian="FR" style:font-weight-asian="bold" style:font-name-complex="Arial"/>
    </style:style>
    <style:style style:name="P19" style:family="paragraph" style:parent-style-name="Standard">
      <style:text-properties fo:color="#008000" style:font-name="Arial" fo:language="fr" fo:country="FR" style:language-asian="fr" style:country-asian="FR" style:font-name-complex="Arial"/>
    </style:style>
    <style:style style:name="P20" style:family="paragraph" style:parent-style-name="Standard">
      <style:text-properties fo:color="#008000" style:font-name="Arial" style:font-name-complex="Arial"/>
    </style:style>
    <style:style style:name="P21" style:family="paragraph" style:parent-style-name="Standard">
      <style:paragraph-properties fo:text-align="center" style:justify-single-word="false"/>
      <style:text-properties style:font-name="Arial" officeooo:rsid="00047090" officeooo:paragraph-rsid="00047090" style:font-name-complex="Arial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23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style:font-name-complex="Arial"/>
    </style:style>
    <style:style style:name="P24" style:family="paragraph" style:parent-style-name="Standard">
      <style:text-properties style:font-name="Arial" fo:font-size="10pt" style:font-size-asian="10pt" style:font-name-complex="Ari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1.539cm"/>
        </style:tab-stops>
      </style:paragraph-properties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name-complex="Arial" style:font-size-complex="14pt" style:font-style-complex="normal" style:font-weight-complex="bold"/>
    </style:style>
    <style:style style:name="P27" style:family="paragraph" style:parent-style-name="Standard">
      <style:text-properties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" style:font-size-complex="11pt" style:font-weight-complex="bold"/>
    </style:style>
    <style:style style:name="P28" style:family="paragraph" style:parent-style-name="Standard">
      <style:text-properties style:font-name="Arial" fo:font-size="11pt" fo:language="fr" fo:country="FR" style:font-size-asian="11pt" style:language-asian="fr" style:country-asian="FR" style:font-name-complex="Arial" style:font-size-complex="11pt"/>
    </style:style>
    <style:style style:name="P29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" style:font-size-complex="11pt"/>
    </style:style>
    <style:style style:name="P30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" style:font-size-complex="11pt"/>
    </style:style>
    <style:style style:name="P3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32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language="fr" fo:country="FR" style:language-asian="fr" style:country-asian="FR" style:font-name-complex="Arial"/>
    </style:style>
    <style:style style:name="P33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8e391" officeooo:paragraph-rsid="0008e391" style:font-size-asian="15.75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" style:font-size-complex="11pt"/>
    </style:style>
    <style:style style:name="P35" style:family="paragraph" style:parent-style-name="Standard">
      <style:text-properties fo:color="#ff0000" style:font-name="Arial" fo:font-size="11pt" fo:language="fr" fo:country="FR" fo:font-weight="bold" style:font-size-asian="11pt" style:language-asian="fr" style:country-asian="FR" style:font-weight-asian="bold" style:font-name-complex="Arial" style:font-size-complex="11pt"/>
    </style:style>
    <style:style style:name="P36" style:family="paragraph" style:parent-style-name="Standard">
      <style:text-properties fo:color="#ff0000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7" style:family="paragraph" style:parent-style-name="Standard">
      <style:paragraph-properties>
        <style:tab-stops>
          <style:tab-stop style:position="11.668cm"/>
        </style:tab-stops>
      </style:paragraph-properties>
    </style:style>
    <style:style style:name="P38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style:language-asian="fr" style:country-asian="FR" style:font-name-complex="Arial"/>
    </style:style>
    <style:style style:name="P39" style:family="paragraph" style:parent-style-name="Standard">
      <style:paragraph-properties fo:margin-left="1.249cm" fo:margin-right="0cm" fo:text-indent="0cm" style:auto-text-indent="false"/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" style:font-size-complex="11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0ad711" officeooo:paragraph-rsid="000ad711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2" style:family="paragraph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3" style:family="paragraph">
      <loext:graphic-properties draw:fill="solid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4" style:family="paragraph">
      <loext:graphic-properties draw:fill="none" draw:fill-color="#ffffff"/>
      <style:paragraph-properties fo:text-align="center" style:writing-mode="lr-tb"/>
    </style:style>
    <style:style style:name="P45" style:family="paragraph">
      <style:paragraph-properties fo:text-align="center" style:writing-mode="lr-tb"/>
    </style:style>
    <style:style style:name="P46" style:family="paragraph">
      <loext:graphic-properties draw:fill="solid" draw:fill-color="#ffffff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style:writing-mode="lr-tb"/>
    </style:style>
    <style:style style:name="P48" style:family="paragraph">
      <loext:graphic-properties draw:fill="gradient" draw:fill-color="#92cddc" draw:fill-gradient-name="Gradient_20_2"/>
      <style:paragraph-properties style:writing-mode="lr-tb"/>
    </style:style>
    <style:style style:name="P49" style:family="paragraph">
      <loext:graphic-properties draw:fill="none" draw:fill-color="#ffffff"/>
    </style:style>
    <style:style style:name="P50" style:family="paragraph">
      <style:text-properties fo:font-size="14pt" fo:font-weight="bold" style:font-size-asian="14pt" style:font-weight-asian="bold" style:font-size-complex="14pt" style:font-weight-complex="bold"/>
    </style:style>
    <style:style style:name="P5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52" style:family="paragraph">
      <style:text-properties fo:color="#ff0000" fo:font-size="13pt" fo:font-weight="bold" style:font-size-asian="13pt" style:font-weight-asian="bold" style:font-size-complex="13pt" style:font-weight-complex="bold"/>
    </style:style>
    <style:style style:name="P53" style:family="paragraph">
      <loext:graphic-properties draw:fill="none" draw:fill-color="#ffffff"/>
      <style:text-properties fo:color="#ff0000" fo:font-size="13pt" fo:font-weight="bold" style:font-size-asian="13pt" style:font-weight-asian="bold" style:font-size-complex="13pt" style:font-weight-complex="bold"/>
    </style:style>
    <style:style style:name="P54" style:family="paragraph">
      <style:text-properties fo:font-weight="bold" style:font-weight-asian="bold" style:font-weight-complex="bold"/>
    </style:style>
    <style:style style:name="P5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090f6b"/>
    </style:style>
    <style:style style:name="T5" style:family="text">
      <style:text-properties officeooo:rsid="00096968"/>
    </style:style>
    <style:style style:name="T6" style:family="text">
      <style:text-properties fo:font-size="14pt" style:text-underline-style="solid" style:text-underline-width="auto" style:text-underline-color="font-color" fo:font-weight="bold" officeooo:rsid="0008e391" style:font-size-asian="12.25pt" style:font-weight-asian="bold" style:font-size-complex="14pt" style:font-weight-complex="bold"/>
    </style:style>
    <style:style style:name="T7" style:family="text">
      <style:text-properties style:font-name="Arial" fo:font-size="11pt" style:font-size-asian="11pt" style:font-name-complex="Arial" style:font-size-complex="11pt"/>
    </style:style>
    <style:style style:name="T8" style:family="text">
      <style:text-properties style:use-window-font-color="true" style:font-name="Times New Roman" fo:font-size="14pt" fo:language="fr" fo:country="FR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9" style:family="text">
      <style:text-properties style:use-window-font-color="true" style:font-name="Arial" fo:font-size="12pt" fo:language="fr" fo:country="FR" style:font-name-asian="Times New Roman" style:font-size-asian="12pt" style:language-asian="zh" style:country-asian="CN" style:font-name-complex="Arial" style:font-size-complex="12pt" style:language-complex="ar" style:country-complex="SA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3.586cm" fo:min-width="2.305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79cm" svg:stroke-color="#000000" draw:marker-end="msArrowEnd_20_5" draw:marker-end-width="0.23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369cm" fo:min-width="3.276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7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31cm" fo:min-width="3.246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296cm" fo:min-width="2.94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0.243cm" fo:min-width="1.866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0.503cm" fo:min-width="1.309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2.29cm" fo:min-width="3.642cm" fo:padding-top="0.229cm" fo:padding-bottom="0.229cm" fo:padding-left="0.441cm" fo:padding-right="0.441cm" fo:wrap-option="no-wrap" draw:shadow="visible" draw:shadow-offset-x="0.035cm" draw:shadow-offset-y="0.062cm" draw:shadow-color="#205867" draw:shadow-opacity="50%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44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175cm" fo:min-width="2.475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.079cm" svg:stroke-color="#ff0000" svg:stroke-opacity="100%" draw:stroke-linejoin="round" svg:stroke-linecap="square" draw:fill="none" draw:fill-color="#ffffff" draw:textarea-horizontal-align="left" draw:textarea-vertical-align="middle" draw:auto-grow-height="false" fo:min-height="3.671cm" fo:min-width="2.704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907cm" fo:min-width="2.782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9cm" fo:min-width="1.404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3.399cm" fo:min-width="0.563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868cm" fo:min-width="0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1.0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1.7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3">DOSSIER DE CONCEPTION</text:p>
      <text:p text:style-name="P33"/>
      <text:p text:style-name="P33">JUKEBOX CONNECTE</text:p>
      <text:p text:style-name="P3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PRÉSENTATION DU BESOIN</text:p>
      <text:p text:style-name="P14"/>
      <text:p text:style-name="P2">1) Mise en situation</text:p>
      <text:p text:style-name="P5"/>
      <text:p text:style-name="P10"><text:tab/>De nos jour la musique fait partie <text:span text:style-name="T4">intégrante</text:span> de notre vie, lors de soirée entre amis, dans un bar. <text:span text:style-name="T4">Des améliorations furent crée dans le but de faciliter l'ecoute de musique par un groupe. Ceux des années 80</text:span></text:p>
      <text:p text:style-name="P5"/>
      <text:p text:style-name="P2">2) Le besoin et son marché</text:p>
      <text:p text:style-name="P2"/>
      <text:p text:style-name="P11"><text:span text:style-name="T4">Lors de soirée, la musique est souvent gérée par une seule personne et de par ce fait ne peux convenir a tout le monde. </text:span></text:p>
      <text:p text:style-name="P5"><text:span text:style-name="T2"/></text:p>
      <text:p text:style-name="P4"/>
      <text:p text:style-name="P2">3) Le contexte du projet et ses objectifs</text:p>
      <text:p text:style-name="P2"/>
      <text:p text:style-name="P5"><text:tab/><text:span text:style-name="T3">Lors d'une soirée entre amis, la musique est souvent gérée uniquement par une personne. De ce fait, le problème est que la musique ne pourrait pas convenir à tout le mond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2"/>
      <text:p text:style-name="P2"/>
      <text:p text:style-name="P2"/>
      <text:p text:style-name="P2"/>
      <text:p text:style-name="P1"><text:soft-page-break/>Expression fonctionnelle du besoin</text:p>
      <text:p text:style-name="P2"/>
      <text:p text:style-name="P2">4) Énoncé du besoin</text:p>
      <text:p text:style-name="P5"><text:tab/></text:p>
      <text:p text:style-name="P17"><draw:frame draw:style-name="fr1" draw:name="Cadre1" text:anchor-type="char" svg:x="11.12cm" svg:y="0.146cm" svg:width="3.678cm" svg:height="0.972cm" draw:z-index="2"><draw:text-box><text:p text:style-name="P25">Sur quoi agit-il ?</text:p><text:p text:style-name="P24"/></draw:text-box></draw:frame><draw:frame draw:style-name="fr1" draw:name="Cadre2" text:anchor-type="char" svg:x="2.418cm" svg:y="0.153cm" svg:width="3.96cm" svg:height="0.972cm" draw:z-index="3"><draw:text-box><text:p text:style-name="P25">A qui rend-il service ?</text:p></draw:text-box></draw:frame></text:p>
      <text:p text:style-name="P17"/>
      <text:p text:style-name="P18"><draw:custom-shape text:anchor-type="char" draw:z-index="6" draw:name="Oval 22" draw:style-name="gr3" draw:text-style-name="P46" svg:width="5.347cm" svg:height="2.294cm" svg:x="1.926cm" svg:y="0.464cm"><text:p text:style-name="P45"><text:span text:style-name="T9">Un groupe souhaitant écouter de la musique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custom-shape text:anchor-type="char" draw:z-index="8" draw:name="Oval 23" draw:style-name="gr5" draw:text-style-name="P46" svg:width="4.874cm" svg:height="2.19cm" svg:x="10.564cm" svg:y="0.081cm"><text:p text:style-name="P45"><text:span text:style-name="T9">Un système aud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/>
      <text:p text:style-name="P19"><draw:custom-shape text:anchor-type="char" draw:z-index="4" draw:name="Oval 24" draw:style-name="gr1" draw:text-style-name="P43" svg:width="3.978cm" svg:height="5.428cm" svg:x="6.586cm" svg:y="0.168cm"><text:p text:style-name="P42"><text:span text:style-name="T8"/></text:p><text:p text:style-name="P42"><text:span text:style-name="T8"/></text:p><text:p text:style-name="P42"><text:span text:style-name="T8">Jukebox Connect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9"><draw:line text:anchor-type="char" draw:z-index="5" draw:name="Line 25" draw:style-name="gr2" draw:text-style-name="P44" svg:x1="10.874cm" svg:y1="0.293cm" svg:x2="10.888cm" svg:y2="7.44cm"><text:p/></draw:line><draw:custom-shape text:anchor-type="char" draw:z-index="7" draw:name="Freeform 26" draw:style-name="gr4" draw:text-style-name="P47" svg:width="4.128cm" svg:height="0.69cm" svg:x="6.832cm" svg:y="0.228cm"><text:p/><draw:enhanced-geometry svg:viewBox="0 0 2340 391" draw:glue-points="0 33655 466725 219075 952500 209550 1485900 0" draw:glue-point-type="0 33655 466725 219075 952500 209550 1485900 0" draw:type="non-primitive" draw:enhanced-path="M 0 53  C 123 102 485 299 735 345 985 391 1233 387 1500 330 1767 273 2165 69 2340 0  N"/></draw:custom-shape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draw:frame draw:style-name="fr1" draw:name="Cadre3" text:anchor-type="char" svg:x="6.574cm" svg:y="0.381cm" svg:width="3.678cm" svg:height="0.972cm" draw:z-index="1"><draw:text-box><text:p text:style-name="P22">Dans quel but ?</text:p></draw:text-box></draw:frame></text:p>
      <text:p text:style-name="P19"/>
      <text:p text:style-name="P20"/>
      <text:p text:style-name="P20"/>
      <text:p text:style-name="P19"><draw:frame draw:style-name="fr1" draw:name="Cadre4" text:anchor-type="char" svg:x="1.27cm" svg:y="0.113cm" svg:width="14.529cm" svg:height="1.349cm" draw:z-index="0"><draw:text-box><text:p text:style-name="P21">Permettre à un groupe souhaitant écouter de la musique, de l'ajouter en temps réel sur un système audio</text:p></draw:text-box></draw:frame></text:p>
      <text:p text:style-name="P19"/>
      <text:p text:style-name="P16"/>
      <text:p text:style-name="P16"/>
      <text:p text:style-name="P2"/>
      <text:p text:style-name="P2"/>
      <text:p text:style-name="P2">5) Validation du besoin</text:p>
      <text:p text:style-name="P2"/>
      <text:p text:style-name="P12">Pourquoi ce besoin existe-il ? </text:p>
      <text:p text:style-name="P6"><text:tab/>-<text:span text:style-name="T5">Pour permettre à n'importe qui d'ajouter de la musique en soirée.</text:span></text:p>
      <text:p text:style-name="P6"><text:tab/>-<text:span text:style-name="T5">Parce que la musique ne peut convenir à tout le monde.</text:span></text:p>
      <text:p text:style-name="P6"/>
      <text:p text:style-name="P13">Qu'est ce qui pourrait le faire disparaître ?</text:p>
      <text:p text:style-name="P7"><text:tab/>-Plus de soirées (improbable)</text:p>
      <text:p text:style-name="P7"><text:tab/>-Coupure d'internet (improbable) </text:p>
      <text:p text:style-name="P7"/>
      <text:p text:style-name="P13">Qu'est ce qui pourrait le faire évoluer ?</text:p>
      <text:p text:style-name="P7"><text:tab/>-Amélioration du produit grâce à de nouvelles technologies</text:p>
      <text:p text:style-name="P7"/>
      <text:p text:style-name="P15">Conclusion</text:p>
      <text:p text:style-name="P7"/>
      <text:p text:style-name="P7"><text:tab/>En conclusion, le besoin est validé à long terme, donc le projet semble réalisable</text:p>
      <text:p text:style-name="P8"><text:soft-page-break/><text:tab/><text:span text:style-name="T6">Analyse fonctionnelle du besoin</text:span></text:p>
      <text:p text:style-name="P2"/>
      <text:p text:style-name="P2">6) Relations avec le milieu extérieur</text:p>
      <text:p text:style-name="P38"/>
      <text:p text:style-name="P38"/>
      <text:p text:style-name="P38"/>
      <text:p text:style-name="P38"><draw:custom-shape text:anchor-type="char" draw:z-index="43" draw:name="Oval 40" draw:style-name="gr10" draw:text-style-name="P48" svg:width="4.373cm" svg:height="2.378cm" svg:x="7.819cm" svg:y="0.0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8"><draw:frame text:anchor-type="paragraph" draw:z-index="46" draw:style-name="gr17" draw:text-style-name="P49" svg:width="3.058cm" svg:height="1.029cm" svg:x="8.865cm" svg:y="0.261cm"><draw:text-box><text:p>Utilisateur</text:p></draw:text-box></draw:frame></text:p>
      <text:p text:style-name="P38"><draw:custom-shape text:anchor-type="char" draw:z-index="26" draw:name="Oval 40" draw:style-name="gr10" draw:text-style-name="P48" svg:width="4.373cm" svg:height="2.378cm" svg:x="2.632cm" svg:y="0.0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4"><draw:custom-shape text:anchor-type="char" draw:z-index="22" draw:name="Freeform 50" draw:style-name="gr12" draw:text-style-name="P47" svg:width="3.587cm" svg:height="4.13cm" svg:x="8.606cm" svg:y="0.316cm"><text:p/><draw:enhanced-geometry svg:viewBox="0 0 2325 1202" draw:glue-points="55539 0 184630 680221 1163320 490672" draw:glue-point-type="55539 0 184630 680221 1163320 490672" draw:type="non-primitive" draw:enhanced-path="M 111 0  C 150 179 0 944 369 1073 738 1202 1918 836 2325 774  N"/></draw:custom-shape></text:p>
      <text:p text:style-name="P36"><draw:frame text:anchor-type="paragraph" draw:z-index="30" draw:style-name="gr17" draw:text-style-name="P49" svg:width="3.058cm" svg:height="1.029cm" svg:x="4.043cm" svg:y="0.012cm"><draw:text-box><text:p>Esthétique</text:p></draw:text-box></draw:frame></text:p>
      <text:p text:style-name="P39"/>
      <text:p text:style-name="P39"><draw:frame text:anchor-type="paragraph" draw:z-index="36" draw:style-name="gr17" draw:text-style-name="P53" svg:width="3.058cm" svg:height="1.029cm" svg:x="9.135cm" svg:y="0.367cm"><draw:text-box><text:p text:style-name="P52"><text:span text:style-name="T11">FS1</text:span></text:p></draw:text-box></draw:frame><draw:custom-shape text:anchor-type="char" draw:z-index="25" draw:name="Oval 40" draw:style-name="gr10" draw:text-style-name="P48" svg:width="4.373cm" svg:height="2.378cm" svg:x="-0.33cm" svg:y="0.1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7" draw:style-name="gr15" draw:text-style-name="P47" svg:width="1.445cm" svg:height="3.858cm" draw:transform="rotate (0.994837673636768) translate (3.02506944444444cm 1.64570833333333cm)"><text:p/><draw:enhanced-geometry svg:viewBox="0 0 215 1455" draw:glue-points="3293 0 23052 485107 141605 922655" draw:glue-point-type="3293 0 23052 485107 141605 922655" draw:type="non-primitive" draw:enhanced-path="M 5 0  C 2 261 0 523 35 765 70 1007 128 1250 215 1455  N"/></draw:custom-shape><draw:custom-shape text:anchor-type="char" draw:z-index="28" draw:style-name="gr16" draw:text-style-name="P47" svg:width="0.218cm" svg:height="3.327cm" draw:transform="rotate (0.994837673636768) translate (4.54906944444444cm 0.329847222222222cm)"><text:p/><draw:enhanced-geometry svg:viewBox="0 0 215 1455" draw:glue-points="3293 0 23052 485107 141605 922655" draw:glue-point-type="3293 0 23052 485107 141605 922655" draw:type="non-primitive" draw:enhanced-path="M 5 0  C 2 261 0 523 35 765 70 1007 128 1250 215 1455  N"/></draw:custom-shape><draw:custom-shape text:anchor-type="char" draw:z-index="44" draw:name="Oval 40" draw:style-name="gr10" draw:text-style-name="P48" svg:width="4.373cm" svg:height="2.378cm" svg:x="11.569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7"><draw:frame text:anchor-type="paragraph" draw:z-index="42" draw:style-name="gr17" draw:text-style-name="P55" svg:width="3.058cm" svg:height="1.029cm" svg:x="5.784cm" svg:y="0.309cm"><draw:text-box><text:p text:style-name="P54"><text:span text:style-name="T12">FS7</text:span></text:p></draw:text-box></draw:frame></text:p>
      <text:p text:style-name="P27"><draw:frame text:anchor-type="paragraph" draw:z-index="29" draw:style-name="gr17" draw:text-style-name="P49" svg:width="3.058cm" svg:height="1.029cm" svg:x="0.61cm" svg:y="0.083cm"><draw:text-box><text:p>Milieu Ambiant</text:p></draw:text-box></draw:frame><draw:frame text:anchor-type="paragraph" draw:z-index="45" draw:style-name="gr17" draw:text-style-name="P49" svg:width="3.058cm" svg:height="1.029cm" svg:x="12.633cm" svg:y="0.289cm"><draw:text-box><text:p>Smartphone</text:p></draw:text-box></draw:frame></text:p>
      <text:p text:style-name="P28"><draw:frame text:anchor-type="paragraph" draw:z-index="41" draw:style-name="gr17" draw:text-style-name="P55" svg:width="3.058cm" svg:height="1.029cm" svg:x="3.99cm" svg:y="0.445cm"><draw:text-box><text:p text:style-name="P54"><text:span text:style-name="T12">FS6</text:span></text:p></draw:text-box></draw:frame><draw:custom-shape text:anchor-type="char" draw:z-index="17" draw:name="Oval 30" draw:style-name="gr8" draw:text-style-name="P48" svg:width="6.398cm" svg:height="3.885cm" svg:x="4.875cm" svg:y="0.2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8"/>
      <text:p text:style-name="P28"/>
      <text:p text:style-name="P28"><draw:frame text:anchor-type="paragraph" draw:z-index="35" draw:style-name="gr18" draw:text-style-name="P51" svg:width="4.257cm" svg:height="1.729cm" svg:x="6.137cm" svg:y="0.429cm"><draw:text-box><text:p text:style-name="P50"><text:span text:style-name="T10">Jukebox connecté</text:span></text:p></draw:text-box></draw:frame></text:p>
      <text:p text:style-name="P28"><draw:frame text:anchor-type="paragraph" draw:z-index="40" draw:style-name="gr17" draw:text-style-name="P55" svg:width="3.058cm" svg:height="1.029cm" svg:x="3.833cm" svg:y="0.198cm"><draw:text-box><text:p text:style-name="P54"><text:span text:style-name="T12">FS5</text:span></text:p></draw:text-box></draw:frame><draw:custom-shape text:anchor-type="char" draw:z-index="20" draw:name="Oval 40" draw:style-name="gr10" draw:text-style-name="P48" svg:width="4.373cm" svg:height="2.378cm" svg:x="-0.54cm" svg:y="0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9"><draw:custom-shape text:anchor-type="char" draw:z-index="15" draw:name="Freeform 53" draw:style-name="gr6" draw:text-style-name="P47" svg:width="2.749cm" svg:height="0.703cm" svg:x="2.917cm" svg:y="0.275cm"><text:p/><draw:enhanced-geometry svg:viewBox="0 0 1110 335" draw:glue-points="873125 402590 460160 60088 0 42062" draw:glue-point-type="873125 402590 460160 60088 0 42062" draw:type="non-primitive" draw:enhanced-path="M 1110 335  C 940 217 770 100 585 50 400 0 117 35 0 35  N"/></draw:custom-shape><draw:custom-shape text:anchor-type="char" draw:z-index="23" draw:style-name="gr13" draw:text-style-name="P47" svg:width="3.664cm" svg:height="2.366cm" draw:transform="rotate (0.994837673636768) translate (3.83293055555556cm 3.36373611111111cm)"><text:p/><draw:enhanced-geometry svg:viewBox="0 0 215 1455" draw:glue-points="3293 0 23052 485107 141605 922655" draw:glue-point-type="3293 0 23052 485107 141605 922655" draw:type="non-primitive" draw:enhanced-path="M 5 0  C 2 261 0 523 35 765 70 1007 128 1250 215 1455  N"/></draw:custom-shape></text:p>
      <text:p text:style-name="P37"><draw:frame text:anchor-type="paragraph" draw:z-index="34" draw:style-name="gr17" draw:text-style-name="P49" svg:width="3.058cm" svg:height="1.029cm" svg:x="0.633cm" svg:y="0.085cm"><draw:text-box><text:p>Energie</text:p></draw:text-box></draw:frame><draw:frame text:anchor-type="paragraph" draw:z-index="37" draw:style-name="gr17" draw:text-style-name="P55" svg:width="3.058cm" svg:height="1.029cm" svg:x="11.273cm" svg:y="0.212cm"><draw:text-box><text:p text:style-name="P54"><text:span text:style-name="T12">FS2</text:span></text:p></draw:text-box></draw:frame><text:tab/><draw:custom-shape text:anchor-type="char" draw:z-index="18" draw:name="Oval 32" draw:style-name="gr9" draw:text-style-name="P48" svg:width="4.421cm" svg:height="2.378cm" svg:x="11.469cm" svg:y="0.4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/>
      <text:p text:style-name="P28"><draw:frame text:anchor-type="paragraph" draw:z-index="31" draw:style-name="gr17" draw:text-style-name="P49" svg:width="3.058cm" svg:height="1.029cm" svg:x="12.421cm" svg:y="0.307cm"><draw:text-box><text:p>Système Audio</text:p></draw:text-box></draw:frame><draw:custom-shape text:anchor-type="char" draw:z-index="16" draw:name="Freeform 59" draw:style-name="gr7" draw:text-style-name="P47" svg:width="2.192cm" svg:height="0.962cm" draw:transform="rotate (1.44862327915529) translate (8.13681944444445cm 2.42005555555556cm)"><text:p/><draw:enhanced-geometry svg:viewBox="0 0 915 180" draw:glue-points="763270 0 262765 64294 0 257175" draw:glue-point-type="763270 0 262765 64294 0 257175" draw:type="non-primitive" draw:enhanced-path="M 915 0  C 691 7 467 15 315 45 163 75 122 115 0 180  N"/></draw:custom-shape></text:p>
      <text:p text:style-name="P28"><draw:frame text:anchor-type="paragraph" draw:z-index="38" draw:style-name="gr17" draw:text-style-name="P55" svg:width="3.058cm" svg:height="1.029cm" svg:x="8.666cm" svg:y="0.295cm"><draw:text-box><text:p text:style-name="P54"><text:span text:style-name="T12">FS3</text:span></text:p></draw:text-box></draw:frame></text:p>
      <text:p text:style-name="P28"><draw:frame text:anchor-type="paragraph" draw:z-index="39" draw:style-name="gr17" draw:text-style-name="P55" svg:width="3.058cm" svg:height="1.029cm" svg:x="5.752cm" svg:y="0.025cm"><draw:text-box><text:p text:style-name="P54"><text:span text:style-name="T12">FS4</text:span></text:p></draw:text-box></draw:frame><draw:custom-shape text:anchor-type="char" draw:z-index="19" draw:name="Oval 36" draw:style-name="gr9" draw:text-style-name="P48" svg:width="4.421cm" svg:height="2.378cm" svg:x="0.344cm" svg:y="0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1"/>
      <text:p text:style-name="P28"><draw:frame text:anchor-type="paragraph" draw:z-index="33" draw:style-name="gr17" draw:text-style-name="P49" svg:width="3.058cm" svg:height="1.029cm" svg:x="1.427cm" svg:y="0.199cm"><draw:text-box><text:p>Connectivité</text:p></draw:text-box></draw:frame><draw:custom-shape text:anchor-type="char" draw:z-index="21" draw:name="Oval 42" draw:style-name="gr11" draw:text-style-name="P48" svg:width="4.744cm" svg:height="2.308cm" svg:x="5.75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4" draw:style-name="gr14" draw:text-style-name="P47" svg:width="2.287cm" svg:height="1.779cm" svg:x="10.859cm" svg:y="-2.665cm"><text:p/><draw:enhanced-geometry svg:viewBox="0 0 215 1455" draw:glue-points="3293 0 23052 485107 141605 922655" draw:glue-point-type="3293 0 23052 485107 141605 922655" draw:type="non-primitive" draw:enhanced-path="M 5 0  C 2 261 0 523 35 765 70 1007 128 1250 215 1455  N"/></draw:custom-shape></text:p>
      <text:p text:style-name="P30"/>
      <text:p text:style-name="P23"><draw:frame text:anchor-type="paragraph" draw:z-index="32" draw:style-name="gr17" draw:text-style-name="P49" svg:width="3.058cm" svg:height="1.029cm" svg:x="7.011cm" svg:y="0.069cm"><draw:text-box><text:p>Ergonomie</text:p></draw:text-box></draw:frame><text:tab/></text:p>
      <text:p text:style-name="P32"/>
      <text:p text:style-name="P32"/>
      <text:p text:style-name="P23"/>
      <text:p text:style-name="P23"/>
      <text:p text:style-name="P26"/>
      <text:p text:style-name="P2"/>
      <text:p text:style-name="P2">7) Listes des fonctions de service</text:p>
      <text:p text:style-name="P2"/>
      <text:p text:style-name="P9"/>
      <text:p text:style-name="P9">FS1 : Permettre à l'utilisateur de contrôler le jukebox à l'aide d'un smartphone </text:p>
      <text:p text:style-name="P9">FS2 : Permettre au jukebox de diffuser de la musiques</text:p>
      <text:p text:style-name="P9">FS3 : Être rapide et intuitif d'utilisation</text:p>
      <text:p text:style-name="P9">FS4 : Permettre au jukebox d'interconnecter les utilisateurs, le système audio et une base de <text:tab/>données musicale</text:p>
      <text:p text:style-name="P9">FS5 : Alimenter le système</text:p>
      <text:p text:style-name="P9">FS6 : Résister aux contraintes extérieures</text:p>
      <text:p text:style-name="P9">FS7 : Être visuellement agréable </text:p>
      <text:p text:style-name="P2"/>
      <text:p text:style-name="P2"><text:soft-page-break/>5) Caractérisation des fonctions</text:p>
      <text:p text:style-name="P2"/>
      <table:table table:name="Tableau1" table:style-name="Tableau1">
        <table:table-column table:style-name="Tableau1.A" table:number-columns-repeated="7"/>
        <table:table-row>
          <table:table-cell table:style-name="Tableau1.A1" office:value-type="string">
            <text:p text:style-name="P40">Fonctions</text:p>
          </table:table-cell>
          <table:table-cell table:style-name="Tableau1.A1" office:value-type="string">
            <text:p text:style-name="P40">Désignation</text:p>
          </table:table-cell>
          <table:table-cell table:style-name="Tableau1.A1" office:value-type="string">
            <text:p text:style-name="P40">Critères d'appréciation</text:p>
          </table:table-cell>
          <table:table-cell table:style-name="Tableau1.A1" office:value-type="string">
            <text:p text:style-name="P40">Niveau</text:p>
          </table:table-cell>
          <table:table-cell table:style-name="Tableau1.E1" office:value-type="string">
            <text:p text:style-name="P40"/>
          </table:table-cell>
          <table:table-cell table:style-name="Tableau1.A1" office:value-type="string">
            <text:p text:style-name="P41"/>
          </table:table-cell>
          <table:table-cell table:style-name="Tableau1.G1" office:value-type="string">
            <text:p text:style-name="P40">Observations</text:p>
          </table:table-cell>
        </table:table-row>
        <table:table-row>
          <table:table-cell table:style-name="Tableau1.A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0">Limite d'acceptation</text:p>
          </table:table-cell>
          <table:table-cell table:style-name="Tableau1.F7" office:value-type="string">
            <text:p text:style-name="P40">Taux</text:p>
          </table:table-cell>
          <table:table-cell table:style-name="Tableau1.G7" office:value-type="string">
            <text:p text:style-name="P41"/>
          </table:table-cell>
        </table:table-row>
        <table:table-row>
          <table:table-cell table:style-name="Tableau1.A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G7" office:value-type="string">
            <text:p text:style-name="P41"/>
          </table:table-cell>
        </table:table-row>
        <table:table-row>
          <table:table-cell table:style-name="Tableau1.A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G7" office:value-type="string">
            <text:p text:style-name="P41"/>
          </table:table-cell>
        </table:table-row>
        <table:table-row>
          <table:table-cell table:style-name="Tableau1.A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G7" office:value-type="string">
            <text:p text:style-name="P41"/>
          </table:table-cell>
        </table:table-row>
        <table:table-row>
          <table:table-cell table:style-name="Tableau1.A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G7" office:value-type="string">
            <text:p text:style-name="P41"/>
          </table:table-cell>
        </table:table-row>
        <table:table-row>
          <table:table-cell table:style-name="Tableau1.A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F7" office:value-type="string">
            <text:p text:style-name="P41"/>
          </table:table-cell>
          <table:table-cell table:style-name="Tableau1.G7" office:value-type="string">
            <text:p text:style-name="P41"/>
          </table:table-cell>
        </table:table-row>
        <table:table-row>
          <table:table-cell table:style-name="Tableau1.A8" office:value-type="string">
            <text:p text:style-name="P41"/>
          </table:table-cell>
          <table:table-cell table:style-name="Tableau1.F8" office:value-type="string">
            <text:p text:style-name="P41"/>
          </table:table-cell>
          <table:table-cell table:style-name="Tableau1.F8" office:value-type="string">
            <text:p text:style-name="P41"/>
          </table:table-cell>
          <table:table-cell table:style-name="Tableau1.F8" office:value-type="string">
            <text:p text:style-name="P41"/>
          </table:table-cell>
          <table:table-cell table:style-name="Tableau1.F8" office:value-type="string">
            <text:p text:style-name="P41"/>
          </table:table-cell>
          <table:table-cell table:style-name="Tableau1.F8" office:value-type="string">
            <text:p text:style-name="P41"/>
          </table:table-cell>
          <table:table-cell table:style-name="Tableau1.G8" office:value-type="string">
            <text:p text:style-name="P41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Analyse descendante</text:p>
      <text:p text:style-name="P2"/>
      <text:p text:style-name="P2">9) Niveau A-0</text:p>
      <text:p text:style-name="P2"/>
      <text:p text:style-name="P2">10) Niveau A0</text:p>
      <text:p text:style-name="P2"/>
      <text:p text:style-name="P2">11) Résumé des fonctions techniques</text:p>
      <text:p text:style-name="P2"/>
      <text:p text:style-name="P2">12) Étude des fonctions</text:p>
      <text:p text:style-name="P4"><text:tab/><text:span text:style-name="T1">12.1 ) Analyse de FS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daeef3" draw:end-color="#92cddc" draw:start-intensity="100%" draw:end-intensity="100%" draw:angle="1350" draw:border="0%"/>
    <draw:marker draw:name="msArrowEnd_20_5" draw:display-name="msArrowEnd 5" svg:viewBox="0 0 135 135" svg:d="M68 0l67 135h-13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16.411cm" svg:y="-1.284cm" svg:width="2.316cm" svg:height="3.131cm" draw:z-index="10"><draw:image xlink:href="Pictures/10000000000000C1000001050634076F269E0F78.jpg" xlink:type="simple" xlink:show="embed" xlink:actuate="onLoad"/></draw:frame></text:p>
      </style:header>
      <style:footer>
        <text:p text:style-name="Footer">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0:18:13.285624514</meta:creation-date>
    <dc:date>2016-09-21T11:48:31.214442074</dc:date>
    <meta:editing-duration>PT20M36S</meta:editing-duration>
    <meta:editing-cycles>2</meta:editing-cycles>
    <meta:generator>LibreOffice/5.0.6.2$Linux_X86_64 LibreOffice_project/00m0$Build-2</meta:generator>
    <meta:document-statistic meta:table-count="1" meta:image-count="1" meta:object-count="0" meta:page-count="6" meta:paragraph-count="54" meta:word-count="350" meta:character-count="2080" meta:non-whitespace-character-count="1760"/>
  </office:meta>
</office:document-meta>
</file>